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essageWriterViewTests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essageWriterViewTests.noMatchBecause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MessageWriterViewTests.r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MessageWriterViewTests.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MessageWriterViewTests.singl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MessageWriterViewTests.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MessageWriterViewTests.multipleMatches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MessageWriterViewTests.multiple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MessageWriterViewTests.doR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